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U</mi>
        <mtext>D</mtext>
      </msub>
      <mrow>
        <mo stretchy="false">(</mo>
        <mrow>
          <mi>t</mi>
          <mi>,</mi>
          <msub>
            <mi>t</mi>
            <mtext>a</mtext>
          </msub>
        </mrow>
        <mo stretchy="false">)</mo>
      </mrow>
      <mrow>
        <mi/>
        <mo stretchy="false">=</mo>
        <mi/>
      </mrow>
      <mstyle mathvariant="bold">
        <mrow>
          <mn>1</mn>
        </mrow>
      </mstyle>
      <mrow>
        <mi/>
        <mo stretchy="false">+</mo>
        <mi/>
      </mrow>
      <mrow>
        <munderover>
          <mo stretchy="false">∑</mo>
          <mrow>
            <mrow>
              <mi>n</mi>
              <mo stretchy="false">=</mo>
              <mn>1</mn>
            </mrow>
          </mrow>
          <mo stretchy="false">∞</mo>
        </munderover>
        <mi/>
      </mrow>
      <msubsup>
        <mi>U</mi>
        <mtext>D</mtext>
        <mrow>
          <mrow>
            <mo stretchy="false">(</mo>
            <mrow>
              <mi>n</mi>
            </mrow>
            <mo stretchy="false">)</mo>
          </mrow>
        </mrow>
      </msubsup>
      <mrow>
        <mo stretchy="false">(</mo>
        <mrow>
          <mi>t</mi>
          <mi>,</mi>
          <msub>
            <mi>t</mi>
            <mtext>a</mtext>
          </msub>
        </mrow>
        <mo stretchy="false">)</mo>
      </mrow>
    </mrow>
    <annotation encoding="StarMath 5.0">U _"D" (t , t _"a") ~=~ bold 1 ~+~ 
sum from {n = 1} to infinity ` 
U _"D" ^{(n)} (t , t _"a"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27:30.092000000</meta:creation-date>
    <meta:generator>LibreOffice/4.1.4.2$Windows_x86 LibreOffice_project/0a0440ccc0227ad9829de5f46be37cfb6edcf72</meta:generator>
  </office:meta>
</office:document-meta>
</file>